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pt"/>
    </style:style>
    <style:style style:name="co2" style:family="table-column">
      <style:table-column-properties fo:break-before="auto" style:column-width="104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89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8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استان</text:p>
          </table:table-cell>
          <table:table-cell office:value-type="string" calcext:value-type="string">
            <text:p>شه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آبش‌احم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آچاچی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آذرشه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آقکن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اسکو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اه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ایلخچی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باروق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باسمنج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بخشایش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بستان‌آبا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بناب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تبریز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تسوج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تیکمه‌داش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جلفا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چاراویماق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خامنه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خراجو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خسروشه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خواجه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دوزدوز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ذوالبی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زرنق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زنوز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سراب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سردرو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سهن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سیس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شبست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شربی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شرفخانه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شندآبا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صوفی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عجب‌شی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قره‌آغاج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کُشکسرای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کلیب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کوزه‌کن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گوگ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لیل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مراغه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مرن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ملک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ممق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مهرب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میانه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هادیشهر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هریس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هشترو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هوراند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وایق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ورزقان</text:p>
          </table:table-cell>
        </table:table-row>
        <table:table-row table:style-name="ro1">
          <table:table-cell office:value-type="string" calcext:value-type="string">
            <text:p>آذربایجان‌شرقی</text:p>
          </table:table-cell>
          <table:table-cell office:value-type="string" calcext:value-type="string">
            <text:p>یامچی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آواجیق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ارومی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اشنوی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ایواوغلی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باروق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بازرگان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بوکان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پلدشت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تکاب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چایپار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خوی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سردشت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سرو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سلماس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سیلوان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سیمین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سیه‌چشم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شاهین‌دژ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شوط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فیرورق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قره ضیاءالدین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کشاورز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گردکشان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ماکو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محمدیار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محمودآباد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مهاباد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میاندوآب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میرآباد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نالوس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نقده</text:p>
          </table:table-cell>
        </table:table-row>
        <table:table-row table:style-name="ro1">
          <table:table-cell office:value-type="string" calcext:value-type="string">
            <text:p>آذربایجان‌غربی</text:p>
          </table:table-cell>
          <table:table-cell office:value-type="string" calcext:value-type="string">
            <text:p>نوشین‌شهر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آبی‌بیگلو</text:p>
          </table:table-cell>
        </table:table-row>
        <table:table-row table:style-name="ro1">
          <table:table-cell table:number-columns-repeated="2" office:value-type="string" calcext:value-type="string">
            <text:p>اردبیل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اندبیل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بیله‌سوار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پارس‌آباد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جعفرآباد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جنگل فندقلو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خلخال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عنبران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رمی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یلوان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یوی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مشگین‌شهر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نمین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نیر</text:p>
          </table:table-cell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هی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آبچوئی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آران و بیدگل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بریشم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بوزیدآبا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ردست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ژیه</text:p>
          </table:table-cell>
        </table:table-row>
        <table:table-row table:style-name="ro1">
          <table:table-cell table:number-columns-repeated="2" office:value-type="string" calcext:value-type="string">
            <text:p>اصفه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ادرو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رف‌انبا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هارست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تودشک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تیر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جوشقان و کامو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چمگرد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الدآبا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مینی‌شه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انسا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اسگ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زوق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ار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هق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یزیچ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اغل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رین‌شه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یباشه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اهین‌شه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هرضا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طالخونچ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فریدون‌شه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مشج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هریزسن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وهپای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پایگان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‌دشت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‌شه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وگ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بارک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حمد آبا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یمه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جف‌آبا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طنز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وش‌آبا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یاسر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یک‌آباد</text:p>
          </table:table-cell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ورنامخواست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آسارا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اشتهارد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چهارباغ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ساوجبلاغ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طالقان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رج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مالشهر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وهسار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گرمدره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اهدشت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حمدشهر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شکین‌دشت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نظرآباد</text:p>
          </table:table-cell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هشتگرد</text:p>
          </table:table-cell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آسمان آباد</text:p>
          </table:table-cell>
        </table:table-row>
        <table:table-row table:style-name="ro1">
          <table:table-cell table:number-columns-repeated="2" office:value-type="string" calcext:value-type="string">
            <text:p>ایلام</text:p>
          </table:table-cell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پهله</text:p>
          </table:table-cell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دهلران</text:p>
          </table:table-cell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هران</text:p>
          </table:table-cell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وسیان</text:p>
          </table:table-cell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یمه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‌پخش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دان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مام حسن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هرم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ازجان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دخون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دستان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بوشهر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دیر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دیلم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ریگ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کنگان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گناوه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ک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تنگ ارم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جم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چغادک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خارک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خورموج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الکی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لوار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ریز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سعدآباد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شبانکاره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شنبه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طاهری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عسلویه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کاکی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کلمه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نخل تقی</text:p>
          </table:table-cell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وحدتیه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آبعلی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رجمند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سلام‌شه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ندیشه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اغستان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اقرشه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اکدشت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ردیس (شهر)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یشوا</text:p>
          </table:table-cell>
        </table:table-row>
        <table:table-row table:style-name="ro1">
          <table:table-cell table:number-columns-repeated="2" office:value-type="string" calcext:value-type="string">
            <text:p>تهران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دربندس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دماوند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باط‌کریم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ودهن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ی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زردبند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اهدشه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ریف‌آباد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میرانات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هریا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الح‌آباد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باشه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ردوسیه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شم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یروزکوه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قدس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قرچک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کیلان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گلستان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لواسان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ملارد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نسیم‌شه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نصیرشهر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وحیدیه</text:p>
          </table:table-cell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ورامی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آلونی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اردل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بروج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بلداجی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جونق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چلگرد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ام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فیددشت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ودج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ورشج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شلمزار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شهرکرد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فارس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فرادنبه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فرخ‌شهر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گندم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گهرو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لردگ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ناغا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نافچ</text:p>
          </table:table-cell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هفشجان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آیَسک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اسفدن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اسلامیه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بشرویه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بیرجند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خضری دشت بیاض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درمیان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سرایان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سربیشه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شوسف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طارق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فردوس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قائن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قائنات</text:p>
          </table:table-cell>
        </table:table-row>
        <table:table-row table:style-name="ro1">
          <table:table-cell office:value-type="string" calcext:value-type="string">
            <text:p>خراسان‌جنوبی</text:p>
          </table:table-cell>
          <table:table-cell office:value-type="string" calcext:value-type="string">
            <text:p>نهبند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اناب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باجگیر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باخرز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بای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بجست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بردسک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بیدخت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تای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تربت جام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تربت حیدریه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چاپشلو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چکنه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چنار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خرو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خلیل‌آ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داورز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دررو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دولت‌آ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رودآب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سبزوار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سرخس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سلامی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شادمهر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شاندیز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طرقبه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عشق آ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فرهادگر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فریم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فیروزه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فیض‌آ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قاسم‌آ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قدمگاه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قوچ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کاخک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کاریز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کاشمر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کلات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گنا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مشهد مقدس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نصرآباد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نوخندان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نیشابور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نیل‌شهر</text:p>
          </table:table-cell>
        </table:table-row>
        <table:table-row table:style-name="ro1">
          <table:table-cell office:value-type="string" calcext:value-type="string">
            <text:p>خراسان‌رضوی</text:p>
          </table:table-cell>
          <table:table-cell office:value-type="string" calcext:value-type="string">
            <text:p>همت آباد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آشخانه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اسفراین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بجنورد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پیش‌قلعه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حصار گرم‌خان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درق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راز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سنخواست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شیروان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صفی‌آباد</text:p>
          </table:table-cell>
        </table:table-row>
        <table:table-row table:style-name="ro1">
          <table:table-cell office:value-type="string" calcext:value-type="string">
            <text:p>خراسان‌شمالی</text:p>
          </table:table-cell>
          <table:table-cell office:value-type="string" calcext:value-type="string">
            <text:p>لوجلی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آبادا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روندکنار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میدیه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ندیمشک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هواز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یذه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اغ‌ملک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ندر امام خمینی ره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هبها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چمرا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حر ریاحی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خرمشهر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زفول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شت آزادگا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رامهرمز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وسنگرد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ادگا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وش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وشتر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صیدو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گتوند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لالی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اهشهر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سجد سلیمان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انرود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نوشهر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فتگل</text:p>
          </table:table-cell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ندیجان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آب‌بر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ارمغان‌خانه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خرمدره</text:p>
          </table:table-cell>
        </table:table-row>
        <table:table-row table:style-name="ro1">
          <table:table-cell table:number-columns-repeated="2" office:value-type="string" calcext:value-type="string">
            <text:p>زنجان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جاس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هرورد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قیدار</text:p>
          </table:table-cell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ماه‌نشان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آرادان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ایوانکی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بسطام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امغان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رجزین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سرخه</text:p>
          </table:table-cell>
        </table:table-row>
        <table:table-row table:style-name="ro1">
          <table:table-cell table:number-columns-repeated="2" office:value-type="string" calcext:value-type="string">
            <text:p>سمنان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شاهرود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شهمیرزاد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کلاته خیج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گرمسار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جن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هدی‌شهر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ادیمی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اسپکه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ایرانشهر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بزمان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بمپور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بنت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بنجار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پیشین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جالق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چابهار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خاش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دوست‌محمد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راسک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زابل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زابلی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زاهدان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زهک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سراوان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سرباز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سوران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فنوج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قصرقند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کنارک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گلمورتی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محمدآباد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میرجاوه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نصرت‌آباد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نگور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نوک‌آباد</text:p>
          </table:table-cell>
        </table:table-row>
        <table:table-row table:style-name="ro1">
          <table:table-cell office:value-type="string" calcext:value-type="string">
            <text:p>سیستان‌و‌بلوچستان</text:p>
          </table:table-cell>
          <table:table-cell office:value-type="string" calcext:value-type="string">
            <text:p>نیک‌شه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آباد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ردک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رسنج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ستهب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شکن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قلی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َهِل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ِوَز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یزدخواست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ب انا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لاد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ناروی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هم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یرم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نت‌شه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هرم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اور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رام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شت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نج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مه‌زا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رستم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لطان شه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ورمق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وری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شد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هر خنج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یراز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صغا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صفاشه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علامرودشت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سا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یروزآبا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ائمی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طب‌آبا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ی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ازرو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امفیروز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نارتخته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َوا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گراش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گله‌دا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ا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امر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رکزی گراش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رودشت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ُهر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یمن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دان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رآباد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رآباد ممسنی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ی‌ریز</text:p>
          </table:table-cell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وراوی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رداق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سفرورین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لوند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بوئین‌زهرا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تاکستان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خاکعلی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شال</text:p>
          </table:table-cell>
        </table:table-row>
        <table:table-row table:style-name="ro1">
          <table:table-cell table:number-columns-repeated="2" office:value-type="string" calcext:value-type="string">
            <text:p>قزوین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کوهین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محمودآباد نمونه</text:p>
          </table:table-cell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نرجه</text:p>
          </table:table-cell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دستجرد</text:p>
          </table:table-cell>
        </table:table-row>
        <table:table-row table:style-name="ro1">
          <table:table-cell table:number-columns-repeated="2" office:value-type="string" calcext:value-type="string">
            <text:p>قم</text:p>
          </table:table-cell>
        </table:table-row>
        <table:table-row table:style-name="ro1">
          <table:table-cell table:number-columns-repeated="2" office:value-type="string" calcext:value-type="string">
            <text:p>کاشان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ابارشانی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انه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یجار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چناره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دهگلان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زرینه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ریش آباد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قز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نندج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شویشه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صاحب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قروه</text:p>
          </table:table-cell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مریو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ختیارآبا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مین‌شه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ندوهجر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اغی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افت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ردسی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روات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زنج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م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هرم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پاریز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بالبارز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وپا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یرفت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چترو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دهج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ب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و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ی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فسنج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یحان‌شه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نگی‌آبا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یدآبا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سیرج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شهدا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صفائیه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فهرج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اظم‌آباد</text:p>
          </table:table-cell>
        </table:table-row>
        <table:table-row table:style-name="ro1">
          <table:table-cell table:number-columns-repeated="2" office:value-type="string" calcext:value-type="string">
            <text:p>کرم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وهبن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گلزا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حی‌آباد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ردهک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نوجان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رماشی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ظام‌شهر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ودژ</text:p>
          </table:table-cell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یزدان‌شهر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ازگله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اسلام‌آباد غرب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اینگان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یستون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پاوه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جوانرود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روانسر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رپل ذهاب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رمست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طر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نقر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ومار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صحنه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قصر شیرین</text:p>
          </table:table-cell>
        </table:table-row>
        <table:table-row table:style-name="ro1">
          <table:table-cell table:number-columns-repeated="2" office:value-type="string" calcext:value-type="string">
            <text:p>کرمانشاه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نگاور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وزران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هواره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یلانغرب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میان‌راهان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نوسود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هرسین</text:p>
          </table:table-cell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هلشی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پاتاوه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چرام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چیتاب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دهدشت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دوگنبدان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دیشموک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سوق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سی سخت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کفشکنان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گراب سفلی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لنده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لیکک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محله چینی‌ها</text:p>
          </table:table-cell>
        </table:table-row>
        <table:table-row table:style-name="ro1">
          <table:table-cell office:value-type="string" calcext:value-type="string">
            <text:p>کهگیلویه‌و‌بویراحمد</text:p>
          </table:table-cell>
          <table:table-cell office:value-type="string" calcext:value-type="string">
            <text:p>یاسوج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آزادشهر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آق قلا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انبار آلوم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اینچه‌بُرون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بندر ترکمن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بندر گز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خان‌ببین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دلند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رخنکلاته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یمین‌شهر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علی‌آباد کتول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کردکوی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کلاله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الیکش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رگان</text:p>
          </table:table-cell>
        </table:table-row>
        <table:table-row table:style-name="ro1">
          <table:table-cell table:number-columns-repeated="2" office:value-type="string" calcext:value-type="string">
            <text:p>گلستان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میشان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نبدکاووس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مینودشت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گین‌شهر</text:p>
          </table:table-cell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وکنده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آستانه اشرفیه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حمدسرگوراب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سالم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طاقو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ملش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ازارجمعه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ندر آستارا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ندر انزلی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تالش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توتکاب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جیرنده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ابکس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وب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خلیفه محله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شت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ضوان‌شه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ا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ار زیتو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نه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شفت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شلما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صومعه سرا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فوم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کوچصفها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اهیجا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شت نشا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نگرود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شان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ندویل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یسا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رلیک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سال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رجغل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نجیل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هشتپر</text:p>
          </table:table-cell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واجارگاه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زنا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لشتر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لیگودرز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بروجرد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پل‌دختر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چالانچولان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خرم‌آباد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درب گنبد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دورود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زاغه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سراب‌دوره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فرزیان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فیروزآباد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کونانی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کوهدشت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گراب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معمولان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نورآباد</text:p>
          </table:table-cell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ویسیان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آلاشت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آمل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میرشه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یزدشه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ابل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ابلس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لده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هشه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پل سفید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تنکابن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جویبا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چالوس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چمستان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لیل‌شه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وش‌رودپی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دابودشت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امس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ستمکلا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ویان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زرگرمحله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ساری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شیرگاه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فریدون‌کنا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فریم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قائم‌شه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ارآباد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اردشت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ه‌بست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وهی‌خیل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یاسر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تاب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رجی‌محله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زنک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لوگاه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رزن‌آباد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رزیکلا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شتارود</text:p>
          </table:table-cell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وشهر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آشتی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اراک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انجد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پرندک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تفرش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توره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می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نداب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رازق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زاویه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ساوه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سنج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شازند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ضامنج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غرق‌آباد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فرمهی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فیج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قورچی‌باشی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کرهرود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کمیج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أمونیه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حلات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راق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وبران</text:p>
          </table:table-cell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یم‌ور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ابوموسی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ستک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چارک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خمیر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عباس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لنگه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خمیر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پارسیان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اسک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زیره کیش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ناح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حاجی‌آباد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درگهان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رودان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ندرک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یریک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شهر رویدر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شهر کنگ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شهر کیش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فین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قشم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لنگه</text:p>
          </table:table-cell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میناب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برزول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بهار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حسین آباد ناظم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دانشگاه پیام نور لالجی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رز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زنگنه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سام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صالح‌آباد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امنی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رسفج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یروزا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قهاوند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کبود رآهنگ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گیا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لالجی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لایر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هاجرا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نهاوند</text:p>
          </table:table-cell>
        </table:table-row>
        <table:table-row table:style-name="ro1">
          <table:table-cell table:number-columns-repeated="2" office:value-type="string" calcext:value-type="string">
            <text:p>همدان</text:p>
          </table:table-cell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ویژه ملایر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اردکان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بافق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دیهوک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فردوس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روست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هردشت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یبد</text:p>
          </table:table-cell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ندوشن</text:p>
          </table:table-cell>
        </table:table-row>
        <table:table-row table:style-name="ro1">
          <table:table-cell table:number-columns-repeated="2" office:value-type="string" calcext:value-type="string">
            <text:p>یزد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استان</text:p>
          </table:table-cell>
          <table:table-cell office:value-type="string" calcext:value-type="string">
            <text:p>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بش‌احم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چا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ذ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قک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سک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یلخ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ار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اسم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خشای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ستان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ن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ب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س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یکمه‌د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جلف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چاراویما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ام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راج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سر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وا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دوزدوز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ذوالب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زرن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زن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ر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ه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بس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رب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رف‌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ن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صوف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عجب‌ش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قره‌آغا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کلی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کوزه‌ک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گو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لی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راغ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ل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م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هرب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ی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ادی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ر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شت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ورا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وای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ورز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یام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آواجی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اروم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اشن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ایواوغ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بار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بازر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بو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پل‌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تک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چایپ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خ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س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سر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سلما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سیلو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سیمی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سیه‌چش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شاهین‌د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شو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فیرور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قره ضیاءالد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کشاو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گردکش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ماک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محمدی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محمو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مه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میاندوآ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می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نال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نق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‌ غربی</text:p>
          </table:table-cell>
          <table:table-cell office:value-type="string" calcext:value-type="string">
            <text:p>نوش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آبی‌بیگلو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اردب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بیله‌س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پارس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جعف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جنگل فندق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خلخا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عنب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ر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یل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ی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مشگ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نم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ن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ه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آبچوئ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آران و بید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بریش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بوزی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رد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ژیه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اصف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ا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رف‌ان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هار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تود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تی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جوشقان و کام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چمگر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ال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مینی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ان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اس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ز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ا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ه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یزی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اغ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ر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یب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اه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هرض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طالخون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فریدو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مش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هریزس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وهپا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پای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‌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وگ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بارک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حمد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ی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جف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طن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وش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یا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ورنامخوا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آسا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اشتها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چهاربا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ساوجبلا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طال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ر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مال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وه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گرم‌د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اه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حم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شکین‌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نظ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هشت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آسمان‌آبا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ایل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په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دهل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ه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و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ی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‌پخ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مام حس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ه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از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دخ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د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ب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د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دیل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ری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کن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 گن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تنگ ا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ج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چغاد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خ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خورم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ال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ل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سع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شبانک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شن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طاه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عسل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کا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کل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نخل تق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وحدت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آبع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رجم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سلام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ندی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اغ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اق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اک‌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رد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یشوا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ته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دربند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دما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باط‌کر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وده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زردب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اه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ریف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میران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هری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الح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ب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ردوس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ش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یروزک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قد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قر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کی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گل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لواس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ملا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نسیم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نصی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وحی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ورام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آلو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ار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بروج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بلداج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جون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چل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ا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فید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ود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سورش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شلم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شهرک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فارس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فرادن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فرخ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گند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گهر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لر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ناغ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ناف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‌و‌بختیاری</text:p>
          </table:table-cell>
          <table:table-cell office:value-type="string" calcext:value-type="string">
            <text:p>هفش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آیَ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اسفد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اسلام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بشر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بیرج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خضری دشت بیا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درم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سرا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سربی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شوس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طار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فرد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قائ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قائن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نهبن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اناب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جگی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خ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ی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ج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ردسک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یدخ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تای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تربت ج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تربت حید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چاپش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چک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چنا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خر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خلیل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اورز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ر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ولت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رودآ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بز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رخ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لا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ادم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اند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طرق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عشق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رهاد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ری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یروز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یض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اسم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دم‌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و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اخ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اشم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ل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گن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مشهد مقد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ص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وخن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یشاب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یل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همت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آش‌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اسفرا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بجنو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پیش‌قل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حصار گرم‌خ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در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ر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سنخوا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شیر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صفی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لوج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آبا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روندک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می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ندیم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هو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یذ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اغ‌مل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ندر امام خمینی 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هب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چم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حر ریاح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خرم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زفو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شت آزا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رامهرم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وسن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ا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و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وش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صید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گت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لا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اه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سجد سلی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ان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ن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فت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ند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آب‌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ارمغان‌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خرم‌دره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ز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جا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هرو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قید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ماه‌ن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آرا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ایوان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بسط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امغ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رجز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سرخه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سم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شاه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شهمیرز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کلاته خی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گرم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ج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هدی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ادی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اسپک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ایر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ز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مپ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ن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نج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پیش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جال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چابه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خ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دوست‌محم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را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اب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اب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اه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ه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را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رب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و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فن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قصرق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کن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گلمورت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محم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میرج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صرت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گ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وک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یک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آبا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رد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رس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ستهب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شک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قلی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َهِ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ِوَ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یزدخوا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ب ا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لا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نار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ه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ی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نت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ه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او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را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مه‌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رست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لط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ورم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ور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ش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هر خ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یر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صغ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صف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علامر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س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یروز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ائم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طب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ازر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ام‌فیر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نارتخت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َ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گر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گله‌د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ام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رکزی گر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ر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ُ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یم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رآباد ممس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ی‌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ورا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ردا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سفرور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ل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بوئین‌زه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تاک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خاک‌ع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شال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قزو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کوه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محمودآباد نمو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نر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دستجر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قم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کا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ابارشا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یج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چن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دهگ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زری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ریش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ق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نند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شوی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صاح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قر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مری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ختیا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م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ندوه‌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اغ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ا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ردس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رو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ز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هر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پا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بالبا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وپ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یر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چت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ده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فس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یحا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نگی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ی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سیر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شهد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صفائ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فهر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اظم‌آبا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کر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وهب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گل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حی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رده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نو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رماش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ظام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ود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یزدا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ازگ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اسلام‌آباد غر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این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یست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پ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جوان‌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روان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رپل ذه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رم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ط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نق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وم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صح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قصر شیری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کرمانش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نگا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وز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هو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یلان‌غر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میان‌را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نوس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هرس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هلش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پات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چر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چیت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ده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دو گنب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دیشم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س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سی سخ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کفش‌ک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گراب سف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لن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لیک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‌ و‌ بویراحمد</text:p>
          </table:table-cell>
          <table:table-cell office:value-type="string" calcext:value-type="string">
            <text:p>یاس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آزا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انبار آلو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اینچه‌بُر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بندر ترک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بندر گ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خان‌بب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دل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رخنکلات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یم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علی‌آباد کتو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کردک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کلا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الیک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رگا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گل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می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نبدکاو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مین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گی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وکن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آستانه اشرف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حمدسرگو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سال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طاق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مل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ازارجم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ندر آستا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ندر انز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تال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توتکاب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جیرن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ابک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و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خلیفه مح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ضوان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ار زیت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ش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شل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صومعه‌س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فو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کوچصف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اه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شت نش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ن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ندو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ی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رل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رل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سا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رجغ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نج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هشتپ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واجار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ز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لش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لیگود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برو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پل‌دخ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چالانچو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خرم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درب گنب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دو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زاغ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سراب‌دو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فرز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فیروز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کونا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کوه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گ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معمو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نو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وی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آلا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آم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می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یز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اب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ابل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ل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ه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پل سفی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تنکاب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جوی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چال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چم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لیل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وش‌رودپ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داب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ام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ستمک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و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زرگرمح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سا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شیر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فریدون‌ک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فر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قائم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ا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ا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ه‌ب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وهی‌خ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یا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ت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رجی‌مح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ز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لو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رزن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رزیک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شتا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آشت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ارا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انج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پرند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تفر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تو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م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ند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راز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زا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س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س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شاز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ضام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غرق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فرمه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ف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قورچی‌باش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کره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کم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أمون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حل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را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وب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یم‌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ابوموس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ست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چ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خم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عبا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 لن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خم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پار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ا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زیره کی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نا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حاجی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درگ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رو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ند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یر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شهر روید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شهر ک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شهر کی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ف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قش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لن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مین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برزو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به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حسین آباد ناظ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رز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زنگ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سا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صالح‌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امن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رسف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یروز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قها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کبودرآه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گ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لالج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لا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هاج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نهاون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هم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ویژه ملا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ارد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باف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دیه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فرد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رو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ه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یب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ندوش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یزد</text:p>
          </table:table-cell>
          <table:table-cell table:number-columns-repeated="1022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استان</text:p>
          </table:table-cell>
          <table:table-cell office:value-type="string" calcext:value-type="string">
            <text:p>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بش احم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ذ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آقک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چا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سک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ایلخ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اسم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خشای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ستا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ن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بناب م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ب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رکمانچا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س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یکمه د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تیمور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جلف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جوان قل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اروا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امن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داجو(خراجو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سروش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مار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خوا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دوزدوز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زرن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زن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ر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ه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سیه 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بس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رب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رف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شن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صوف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عجب ش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قره آغا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کشکسرا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کلوان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کلی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کوزه ک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گو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لی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بارک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راغ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ل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م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هرب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می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نظرکهریز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ادی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ر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شت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هورا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وای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ورز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شرقی</text:p>
          </table:table-cell>
          <table:table-cell office:value-type="string" calcext:value-type="string">
            <text:p>یام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آواجی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اروم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اشن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ایواوغ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بار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بازر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بو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پل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پیر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تازه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تک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چهاربر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خلیف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خ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دیزج د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رب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ز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س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سر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سلما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سیلو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سیمی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سیه چش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شاهین د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شو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فیرور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قره ضیاءالد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قط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قوش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کشاو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گردکش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اک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حمدی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حمو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رگنل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ه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یاندوآ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می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نازک علی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نال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نق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آذربایجان غربی</text:p>
          </table:table-cell>
          <table:table-cell office:value-type="string" calcext:value-type="string">
            <text:p>نوش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آبی بیگلو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اردب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اسلام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اصلاند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بیله س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پارس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تازه ک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تازه کندانگو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جعف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خلخا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رض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سرع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عنب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فخر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قصا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کل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کورای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ر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گی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لاه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مراد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مشگ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نم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ن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هشتج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ردبیل</text:p>
          </table:table-cell>
          <table:table-cell office:value-type="string" calcext:value-type="string">
            <text:p>ه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آران وبید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بریش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بوزی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رد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ژ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صغرآبا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اصف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ف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ن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ایم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ا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اغ بهاد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اغش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اف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رز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رف ان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هار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هار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بویین ومیان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پیربک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تود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تی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جند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جوز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جوشقان قا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چا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چرمه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چمگر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حبیب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حسن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ح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ال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مینی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ان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خورز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ا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ام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ر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ست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ها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ه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ولت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دیزی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رز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رضو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از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اینده 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ر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و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ی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زیب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سجز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سده ل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سفی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سمی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س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اپو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اه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شهرض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طالخون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طرق 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عسگ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علوی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فرخ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فریدو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فلاور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فولا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قمص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قهجاور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قهدر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ا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امو و چو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رک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لیشادوسودر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مش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هریزس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و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کوهپا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رگ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زبرخ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پای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ش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ل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گوگ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لای بی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بارک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جلس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حم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شک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نظ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ه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می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ای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جف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ص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طن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وش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یا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نیک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ه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ورز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ورنامخوا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وز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صفهان</text:p>
          </table:table-cell>
          <table:table-cell office:value-type="string" calcext:value-type="string">
            <text:p>و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آسا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اشتها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تنک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چهاربا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شهرجدیدهشت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طال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فرد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ر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مال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کوه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گرمد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گل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اه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حم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مشکین 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نظ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لبرز</text:p>
          </table:table-cell>
          <table:table-cell office:value-type="string" calcext:value-type="string">
            <text:p>هشت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آبدا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آسما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ارکواز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ایل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ای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بد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بل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په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توحی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چ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دره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دلگش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دهل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زر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سراب با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سراب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شب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صالح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لوم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اژ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ه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ورمو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و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ایلام</text:p>
          </table:table-cell>
          <table:table-cell office:value-type="string" calcext:value-type="string">
            <text:p>می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 پخ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آب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مام حس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نار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اه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ادو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از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دخ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رد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د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دیل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ری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کن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درگن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بوشکا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ب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تنگ ا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ج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چغاد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خ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خورم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ال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ل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دوراه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سعد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سیرا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شبانک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شن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عسل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کا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کل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نخل تق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بوشهر</text:p>
          </table:table-cell>
          <table:table-cell office:value-type="string" calcext:value-type="string">
            <text:p>وحدت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آبس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آبع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حمد آباد مستوف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رجم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سلام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اندی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اغ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اق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بومه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اک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رد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پیشو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تجریش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ته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جوا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چهاردان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حس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دما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باطکر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وده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اه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ریف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م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شهری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الح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ب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صفا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ردوس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رون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ش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فیروزک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قد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قر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کهریز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کی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گل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لواس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ملا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نسیم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نصیر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وحی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تهران</text:p>
          </table:table-cell>
          <table:table-cell office:value-type="string" calcext:value-type="string">
            <text:p>ورام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آلو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ار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باباحید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باز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بروج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بلداج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ب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پرد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جون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چل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چلی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دست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دشت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سا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سرخ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س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سفید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سود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سورش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شلم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شهرک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صمصا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طاقا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فارس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فرادب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فرخ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کا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ک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گند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گهر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گو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لر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مال خلیف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م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ناغ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ناف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نق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هارو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هفش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چهارمحال و بختیاری</text:p>
          </table:table-cell>
          <table:table-cell office:value-type="string" calcext:value-type="string">
            <text:p>ورد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آر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آی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ار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اس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اسفد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اسلام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بشر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بیرج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حاجی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خضری دشت بیا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خوس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دیه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ز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سرا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سربی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سه قل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شوس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طب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طبس مسی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عشق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فرد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قا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قه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گز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محم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م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نهبن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جنوبی</text:p>
          </table:table-cell>
          <table:table-cell office:value-type="string" calcext:value-type="string">
            <text:p>نیمبل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احمدابادصول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اناب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جگی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خ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ا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ج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ردسک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بیدخ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تای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تربت ج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تربت حید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جغتا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جن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چاپش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چک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چنا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خر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خلیل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خوا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اورز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رگ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دولت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رباط س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رشتخ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رض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رود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ریو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بز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رخ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فیدس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لا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لطا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سن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ادم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اند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شتم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هر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شهرز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صالح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طرق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عشق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رهاد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ری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یروز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فیض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اسم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دم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لند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قو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اخ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ا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اشم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دک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ل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کند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گلم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گن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لطف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مزدآ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مشه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مشهدریز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ملک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شتیف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ص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ق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وخن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یشاب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نیل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همت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رضوی</text:p>
          </table:table-cell>
          <table:table-cell office:value-type="string" calcext:value-type="string">
            <text:p>یونس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آش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آو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اسفرا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ای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بجنو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پیش قل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تیتکانل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جاج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چنار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حصارگرمخ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در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ر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زیار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سنخوا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شو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شیر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صفی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فار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قاض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قوش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گر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راسان شمالی</text:p>
          </table:table-cell>
          <table:table-cell office:value-type="string" calcext:value-type="string">
            <text:p>لوج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آبا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آبژ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آزاد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آغاجا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بوحمیظ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روندک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لهای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ل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می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ندیم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هو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ایذ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اغ مل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ندرامام خمی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ندرماه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هب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بیدروب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ترکال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ت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جایز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جنت م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چغامی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چم گل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چم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چویب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ح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حسین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حمز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حمی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خرم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خناف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ارخو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زفو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دهد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رامش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رامهرم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رفی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زه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ال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ردا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ما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وسنگ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سیاه منص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ا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او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را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مس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هر ام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و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وش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شیب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صالح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صفی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صید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فتح المب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قلعه ت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قلعه خوا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کوت سیدنع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کوت عبدا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گت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گلگ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گو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لا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سجدسلی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شرا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قاوم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لاثا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نصو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ان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دا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مین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فتگ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ند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هویز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خوزستان</text:p>
          </table:table-cell>
          <table:table-cell office:value-type="string" calcext:value-type="string">
            <text:p>وی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آب 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اب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ارمغانخ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چورز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حل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خرمد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دند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زری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زرین رو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ز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جا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لطان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سهرو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صایین قل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قید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کرس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گرم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ماه ن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نوربه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نیک پ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زنجان</text:p>
          </table:table-cell>
          <table:table-cell office:value-type="string" calcext:value-type="string">
            <text:p>هید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آرا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امی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ایوان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بسط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بیارجم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امغ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رجز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دیبا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رود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سرخه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سم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شاه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شهمیرز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کلات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کلاته خی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که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گرم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ج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هدی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منان</text:p>
          </table:table-cell>
          <table:table-cell office:value-type="string" calcext:value-type="string">
            <text:p>میا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ادی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اسپک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ایر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ز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مپ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ن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بنج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پیش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جال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چاه به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خ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دوست محم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را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اب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اب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اه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زه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را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رب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و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سیر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شهرک علی اک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فن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قصرق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کن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گلمورت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محم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محم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محمد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میرج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صرت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گ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وک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نیک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سیستان و بلوچستان</text:p>
          </table:table-cell>
          <table:table-cell office:value-type="string" calcext:value-type="string">
            <text:p>هیدو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آبا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آباده طش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رد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رس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ستهب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س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شک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فز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قلی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مام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ه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ی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ایزدخوا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ب ا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بامن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الا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نار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ه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وان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ی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بیض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نت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ه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جو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حاجی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حسا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حسن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انه زن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انی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او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را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ز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خومه 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ا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ار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بی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ژک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ه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وبرج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دوز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رام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رون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زاه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زر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رو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عادت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لط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ورم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سی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ش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هرپ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هرصد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شیر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صغ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صف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علامر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عماد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دام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راشب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س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فیروز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ادر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ایم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ره بلا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طب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طر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قی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فارس</text:p>
          </table:table-cell>
          <table:table-cell office:value-type="string" calcext:value-type="string">
            <text:p>کارزین (فتح آباد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ازر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امفیر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ره ا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نارتخت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و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وپ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کوه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گرا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گله د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ام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پوی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لطیف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ادرسلی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بارک آبادد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ر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زا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ش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صی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ی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میم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بند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ج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و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نی 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هم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فارس</text:p>
          </table:table-cell>
          <table:table-cell office:value-type="string" calcext:value-type="string">
            <text:p>ورا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آبگر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آب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آ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ردا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سفرور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قبال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ال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بویین زه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بید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تاک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خاکع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خرم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دانسف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رازم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سگز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سیر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شا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شریف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ضیاڈآبا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قزو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کوه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محم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محمودآبادنمو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معلم کلا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زوین</text:p>
          </table:table-cell>
          <table:table-cell office:value-type="string" calcext:value-type="string">
            <text:p>نرج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جعفر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دست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سلفچگا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ق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قنو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قم</text:p>
          </table:table-cell>
          <table:table-cell office:value-type="string" calcext:value-type="string">
            <text:p>که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آرمر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اورامان تخ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ابارشا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رده ر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لبا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ویین سف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بیج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پیرتا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توپ آغا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چن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دز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دلب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دهگ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دیواند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زری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رو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ریش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ق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سنند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شوی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صاح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قر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کامیا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کانی دی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کانی س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مری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موچ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دستان</text:p>
          </table:table-cell>
          <table:table-cell office:value-type="string" calcext:value-type="string">
            <text:p>یاسوک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ختیا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رزوی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م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اندوه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اغ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ا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ردس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رو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ز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لو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ل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بهر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پا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بالبا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وپ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وز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جیر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چت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خاتون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خان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خواجو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خورس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درب به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دشتک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ده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دوسا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ا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فسن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ود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ریح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نگی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هکلو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زی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سیر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شهد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شهرباب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صفای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عنب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فاری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فهر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قلعه گ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اظم آبا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کر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شکوی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هن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وهب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کی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گلبا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گل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گنبک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لاله ز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ا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حم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حی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رده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س سرچش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منو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جف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رماش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ظام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گ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نودژ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هجد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هم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هنز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</text:p>
          </table:table-cell>
          <table:table-cell office:value-type="string" calcext:value-type="string">
            <text:p>یزد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ازگ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اسلام آبادغر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انو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این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بیست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پ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تازه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جوان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حم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ربا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روان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ریج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رپل ذه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رم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ط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نق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سوم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شاه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صح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قصرشیری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کرمانش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ر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نگا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کوز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هوا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ود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گیلانغر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میان را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نودش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نوس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هرس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رمانشاه</text:p>
          </table:table-cell>
          <table:table-cell office:value-type="string" calcext:value-type="string">
            <text:p>هلش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با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پات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چر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چیت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ده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دوگنب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دیشم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سرفاری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س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سی سخ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قلعه رییس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گراب سف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لن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لیک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ماد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مارگ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کهگیلویه وبویراحمد</text:p>
          </table:table-cell>
          <table:table-cell office:value-type="string" calcext:value-type="string">
            <text:p>یاسو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آزا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آق ق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انبارآلو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اینچه برو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بندرترک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بندرگ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تاتارعلی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جل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خان بب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دل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رام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رخنکلات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نگدو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سیم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علی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فاضل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فراغ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کردکو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کلا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الیک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ر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میش تپ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گنبدکاو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مر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مزر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مین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گی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وده خاندو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لستان</text:p>
          </table:table-cell>
          <table:table-cell office:value-type="string" calcext:value-type="string">
            <text:p>نوکن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آستا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آستانه اشرف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حمدسرگو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سال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طاق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امل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ازار جمع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ره 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بندرانز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پره 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توتکاب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جیرن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ابک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اف و چمخا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چوب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حوی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خشکبیج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خم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دیل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انک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حیم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ستم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ضوان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ب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رود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سنگ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سیاهک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ش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شل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صومعه سر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فو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کلاچا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کوچصف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کوم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کیا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گوراب زرمیخ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اه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شت نشا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نگ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ش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لم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وندو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لیس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سا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سو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اکلو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رجق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منجی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گیلان</text:p>
          </table:table-cell>
          <table:table-cell office:value-type="string" calcext:value-type="string">
            <text:p>هشتپر (تالش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گیلان</text:p>
          </table:table-cell>
          <table:table-cell office:value-type="string" calcext:value-type="string">
            <text:p>واجار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ز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شتری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لش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الیگود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برو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بیر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پلدخت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چالانچو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چقاب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خرم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درب گنب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دو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زاغ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سپید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سراب دو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شول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فیروز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کوه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کوهنان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گر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معمول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موم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نو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هفت چشم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لرستان</text:p>
          </table:table-cell>
          <table:table-cell office:value-type="string" calcext:value-type="string">
            <text:p>وی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آلا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آم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رط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مامزاده عبدال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میرک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ایزد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اب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ابل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ل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ه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بهنم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پایین هول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پل سفی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پو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تنکاب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جویب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چالو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چمست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رم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لیل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خوش رودپ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دابو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ام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ستمک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و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ری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زرگرمحل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زیرآ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سار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سرخ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سلمان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سو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شیر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شی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عباس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فریدونک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فری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قایم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تالم وسادات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ج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ا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لا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وهی خی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یاس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کیاک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ت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زن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لو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گلوگا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حمو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رزن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مرزیکل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شتا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ک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نو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هادی شه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ازندران</text:p>
          </table:table-cell>
          <table:table-cell office:value-type="string" calcext:value-type="string">
            <text:p>هچی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آستا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آشت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آ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ارا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پرند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تفر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تور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جاور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شکرو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م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نج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خند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داو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دل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راز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زاو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سارو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سا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شاز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شهب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غرق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فرمه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قورچی باش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کارچ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کمیج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امون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حل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هاج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میلاجر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را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وب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نیم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مرکزی</text:p>
          </table:table-cell>
          <table:table-cell office:value-type="string" calcext:value-type="string">
            <text:p>هندود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ابوموس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ست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جاس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عبا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ندرلنگ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بیکا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پارس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تازیان پای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تخ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تیرو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جنا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چا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حاجی 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خم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درگه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دشت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دهبار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روید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زیارتعل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رگ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ندر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وز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سیری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فارغ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ف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قش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قلعه قاض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ک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کوشکن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کوهست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کی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گرو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گوه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لمز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مینا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هرم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رمزگان</text:p>
          </table:table-cell>
          <table:table-cell office:value-type="string" calcext:value-type="string">
            <text:p>هشتبند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آج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ازندر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اس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برزول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به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تویسر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جورق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جوک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دم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رز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زنگن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سام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سر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شیرین س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صالح 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امن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رسف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فیروز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قروه درجز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قهاون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کبودرآهن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گل تپ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گی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لالجی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ریان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لا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مهاجر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همدان</text:p>
          </table:table-cell>
          <table:table-cell office:value-type="string" calcext:value-type="string">
            <text:p>نهاوند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همد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ابرکو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احمد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اردکا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اشکذ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باف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بفروی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بها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تف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حمیدی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خضرآبا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زار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شاهدی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عقد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روس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هردش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هری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میب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ندوش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نی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یزد</text:p>
          </table:table-cell>
          <table:table-cell office:value-type="string" calcext:value-type="string">
            <text:p>هرات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یزد</text:p>
          </table:table-cell>
          <table:table-cell table:number-columns-repeated="1022"/>
        </table:table-row>
        <table:table-row table:style-name="ro1" table:number-rows-repeated="1047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753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2.A1:Sheet2.B74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Sheet3.A1:Sheet3.B124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0:13:38.76721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8:38:38.823108297</meta:creation-date>
    <dc:date>2017-05-07T20:13:19.973053396</dc:date>
    <meta:editing-duration>PT44M21S</meta:editing-duration>
    <meta:editing-cycles>1</meta:editing-cycles>
    <meta:generator>LibreOffice/5.1.6.2$Linux_X86_64 LibreOffice_project/10m0$Build-2</meta:generator>
    <meta:document-statistic meta:table-count="3" meta:cell-count="5488" meta:object-count="0"/>
  </office:meta>
</office:document-meta>
</file>